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DejaVu Sans" fo:font-size="12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km" style:country-complex="KH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Software Name</text:p>
          </table:table-cell>
          <table:table-cell table:style-name="ce23" office:value-type="string" calcext:value-type="string">
            <text:p>Source</text:p>
          </table:table-cell>
          <table:table-cell table:style-name="ce26" office:value-type="string" calcext:value-type="string">
            <text:p>Other Source</text:p>
          </table:table-cell>
          <table:table-cell table:style-name="ce26" office:value-type="string" calcext:value-type="string">
            <text:p>Highly Recommend?</text:p>
          </table:table-cell>
          <table:table-cell table:style-name="ce13" table:number-columns-repeated="1020"/>
        </table:table-row>
        <table:table-row table:style-name="ro1" table:visibility="filter">
          <table:table-cell table:style-name="ce2" office:value-type="string" calcext:value-type="string">
            <text:p>4K video downloader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enaEtcher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Brackets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Color pick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iat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aunchpad.net/~apandada1/+archive/ubuntu/foliate" xlink:type="simple">https://launchpad.net/~apandada1/+archive/ubuntu/foliate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GNU PSPP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5" office:value-type="string" calcext:value-type="string">
            <text:p>Google chrom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inkscape.org/release/inkscape-1.0.1/gnulinux/ubuntu/ppa/dl/" xlink:type="simple">https://inkscape.org/release/inkscape-1.0.1/gnulinux/ubuntu/ppa/d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enlive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2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deley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2"><text:a xlink:href="https://www.mendeley.com/download-desktop-new/#download" xlink:type="simple">https://www.mendeley.com/download-desktop-new/#download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BS studio</text:p>
          </table:table-cell>
          <table:table-cell table:style-name="ce11" office:value-type="string" calcext:value-type="string">
            <text:p>Flatpak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live video editor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 table:style-name="ce14" office:value-type="string" calcext:value-type="string">
            <text:p>Flatp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PuddleTag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terme download manager (XDM)</text:p>
          </table:table-cell>
          <table:table-cell office:value-type="string" calcext:value-type="string">
            <text:p>64-bit Linux binary file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subhra74.github.io/xdm/#downloads" xlink:type="simple">https://subhra74.github.io/xdm/#downloads</text:a>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Kazam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Simplenot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XC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Tutanota</text:p>
          </table:table-cell>
          <table:table-cell table:style-name="ce11" office:value-type="string" calcext:value-type="string">
            <text:p><text:span text:style-name="T1"><text:a xlink:href="https://www.balena.io/etcher/" xlink:type="simple">.appimage</text:a></text:span><text:span text:style-name="T1"> from official website </text:span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Openshot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DFArranger</text:p>
          </table:table-cell>
          <table:table-cell office:value-type="string" calcext:value-type="string">
            <text:p>Official repository</text:p>
          </table:table-cell>
          <table:table-cell table:style-name="ce14" office:value-type="string" calcext:value-type="string">
            <text:p>Unofficial PPA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VirtualBox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JASP</text:p>
          </table:table-cell>
          <table:table-cell table:style-name="ce11" office:value-type="string" calcext:value-type="string">
            <text:p><text:a xlink:href="https://jasp-stats.org/" xlink:type="simple">Official Flatpak</text:a> 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urtail</text:p>
          </table:table-cell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youtube-dl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ffmpeg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geogebra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tom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 table:number-rows-repeated="4">
          <table:table-cell table:style-name="ce7"/>
          <table:table-cell table:number-columns-repeated="1023"/>
        </table:table-row>
        <table:table-row table:style-name="ro1" table:visibility="filter">
          <table:table-cell table:style-name="ce6" office:value-type="string" calcext:value-type="string">
            <text:p>MPV Media Play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ont Manager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Visual Studio Cod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Chominu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itwaden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Google chrome</text:p>
          </table:table-cell>
          <table:table-cell office:value-type="string" calcext:value-type="string">
            <text:p>.deb files form official websit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<text:a xlink:href="https://fontforge.org/en-US/" xlink:type="simple">FontForge</text:a>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<text:a xlink:href="https://ulauncher.io/" xlink:type="simple">Ulauncher</text:a></text:p>
          </table:table-cell>
          <table:table-cell office:value-type="string" calcext:value-type="string">
            <text:p><text:a xlink:href="https://launchpad.net/~agornostal/+archive/ubuntu/ulauncher" xlink:type="simple">Official PPA</text:a></text:p>
          </table:table-cell>
          <table:table-cell office:value-type="string" calcext:value-type="string">
            <text:p><text:a xlink:href="https://ulauncher.io/#Download" xlink:type="simple">.deb files form official website</text:a>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D47" table:display-filter-buttons="true" table:orientation="column">
          <table:filter>
            <table:filter-and>
              <table:filter-condition table:field-number="3" table:value="Y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Khmer OS System1" style:language-complex="km" style:country-complex="K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2:41:33.8742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0:40:14.118667104</meta:creation-date>
    <dc:date>2021-06-13T12:43:32.201096295</dc:date>
    <meta:editing-duration>PT32M18S</meta:editing-duration>
    <meta:editing-cycles>12</meta:editing-cycles>
    <meta:generator>LibreOffice/7.1.3.2$Linux_X86_64 LibreOffice_project/47f78053abe362b9384784d31a6e56f8511eb1c1</meta:generator>
    <meta:document-statistic meta:table-count="1" meta:cell-count="136" meta:object-count="0"/>
  </office:meta>
</office:document-meta>
</file>